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" table:number-columns-repeated="9" table:default-cell-style-name="ce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bo simples 2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*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9.5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4.6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7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bo simples 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*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29.3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4.6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ifurcação 2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5" office:value-type="string" calcext:value-type="string">
            <text:p>* - 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5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office:value-type="string" calcext:value-type="string">
            <text:p>4.4 – 4.4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table:number-columns-repeated="3" office:value-type="string" calcext:value-type="string">
            <text:p>* - *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0.1 – 40.1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40.2 – 40.2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70.4 – 70.4</text:p>
          </table:table-cell>
          <table:table-cell office:value-type="string" calcext:value-type="string">
            <text:p>29.4 – 29.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5 – 1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6.8 – 16.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ifurcação 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5" office:value-type="string" calcext:value-type="string">
            <text:p>* - 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table:number-columns-repeated="3" office:value-type="string" calcext:value-type="string">
            <text:p>* - *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39.3 – 39.3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39.4 – 39.4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70.8 – 70.8</text:p>
          </table:table-cell>
          <table:table-cell office:value-type="string" calcext:value-type="string">
            <text:p>29.2 – 29.2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6 – 1.6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6.8 – 1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08:49:33.0446580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05T09:09:25.635657399</dc:date>
    <dc:creator>lucas </dc:creator>
    <meta:editing-duration>PT57M27S</meta:editing-duration>
    <meta:editing-cycles>7</meta:editing-cycles>
    <meta:generator>LibreOffice/5.1.6.2$Linux_X86_64 LibreOffice_project/10m0$Build-2</meta:generator>
    <meta:document-statistic meta:table-count="1" meta:cell-count="212" meta:object-count="0"/>
  </office:meta>
</office:document-meta>
</file>